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font-size="14pt" fo:font-weight="normal" officeooo:rsid="000a6304" style:font-size-asian="14pt" style:font-weight-asian="normal" style:font-size-complex="14pt" style:font-weight-complex="normal"/>
    </style:style>
    <style:style style:name="P2" style:family="paragraph" style:parent-style-name="Heading_20_3">
      <style:text-properties fo:font-size="14pt" fo:font-weight="bold" officeooo:rsid="000e5259" officeooo:paragraph-rsid="000e5259" style:font-size-asian="14pt" style:font-weight-asian="bold" style:font-size-complex="14pt" style:font-weight-complex="bold"/>
    </style:style>
    <style:style style:name="P3" style:family="paragraph" style:parent-style-name="Heading_20_3">
      <style:text-properties fo:font-size="14pt" fo:font-weight="bold" officeooo:rsid="0011321e" officeooo:paragraph-rsid="0011321e" style:font-size-asian="14pt" style:font-weight-asian="bold" style:font-size-complex="14pt" style:font-weight-complex="bold"/>
    </style:style>
    <style:style style:name="P4" style:family="paragraph" style:parent-style-name="Standard">
      <style:text-properties fo:font-size="14pt" fo:font-weight="bold" officeooo:rsid="000a6304" officeooo:paragraph-rsid="000a6304" style:font-size-asian="14pt" style:font-weight-asian="bold" style:font-size-complex="14pt" style:font-weight-complex="bold"/>
    </style:style>
    <style:style style:name="P5" style:family="paragraph" style:parent-style-name="Standard" style:list-style-name="L1">
      <style:text-properties fo:font-size="14pt" fo:font-weight="bold" officeooo:rsid="000a6304" officeooo:paragraph-rsid="000a6304" style:font-size-asian="14pt" style:font-weight-asian="bold" style:font-size-complex="14pt" style:font-weight-complex="bold"/>
    </style:style>
    <style:style style:name="P6" style:family="paragraph" style:parent-style-name="Text_20_body">
      <style:text-properties fo:font-size="14pt" fo:font-weight="normal" officeooo:rsid="000a6304" style:font-size-asian="14pt" style:font-weight-asian="normal" style:font-size-complex="14pt" style:font-weight-complex="normal"/>
    </style:style>
    <style:style style:name="P7" style:family="paragraph" style:parent-style-name="Text_20_body">
      <style:text-properties fo:font-size="14pt" fo:font-weight="normal" officeooo:rsid="000a6304" officeooo:paragraph-rsid="000a6304" style:font-size-asian="14pt" style:font-weight-asian="normal" style:font-size-complex="14pt" style:font-weight-complex="normal"/>
    </style:style>
    <style:style style:name="P8" style:family="paragraph" style:parent-style-name="Text_20_body">
      <style:text-properties fo:font-size="14pt" fo:font-weight="normal" officeooo:rsid="0011321e" officeooo:paragraph-rsid="0011321e" style:font-size-asian="14pt" style:font-weight-asian="normal" style:font-size-complex="14pt" style:font-weight-complex="normal"/>
    </style:style>
    <style:style style:name="P9" style:family="paragraph" style:parent-style-name="Text_20_body">
      <style:paragraph-properties>
        <style:tab-stops>
          <style:tab-stop style:position="5.607cm"/>
        </style:tab-stops>
      </style:paragraph-properties>
      <style:text-properties fo:font-size="14pt" fo:font-weight="normal" officeooo:rsid="0011321e" officeooo:paragraph-rsid="0011321e" style:font-size-asian="14pt" style:font-weight-asian="normal" style:font-size-complex="14pt" style:font-weight-complex="normal"/>
    </style:style>
    <style:style style:name="P10" style:family="paragraph" style:parent-style-name="Text_20_body">
      <style:text-properties fo:font-size="14pt" style:font-size-asian="14pt" style:font-size-complex="14pt"/>
    </style:style>
    <style:style style:name="P11" style:family="paragraph" style:parent-style-name="Text_20_body">
      <style:text-properties fo:font-size="14pt" fo:font-weight="bold" officeooo:rsid="000e5259" officeooo:paragraph-rsid="000e5259" style:font-size-asian="14pt" style:font-weight-asian="bold" style:font-size-complex="14pt" style:font-weight-complex="bold"/>
    </style:style>
    <style:style style:name="P12" style:family="paragraph" style:parent-style-name="Text_20_body">
      <style:text-properties fo:font-size="14pt" fo:font-weight="bold" officeooo:rsid="0011321e" officeooo:paragraph-rsid="0011321e" style:font-size-asian="14pt" style:font-weight-asian="bold" style:font-size-complex="14pt" style:font-weight-complex="bold"/>
    </style:style>
    <style:style style:name="P13" style:family="paragraph" style:parent-style-name="Text_20_body">
      <style:text-properties officeooo:paragraph-rsid="000c73b2"/>
    </style:style>
    <style:style style:name="P14" style:family="paragraph" style:parent-style-name="Text_20_body">
      <style:text-properties officeooo:paragraph-rsid="000e5259"/>
    </style:style>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paragraph-properties fo:margin-top="0cm" fo:margin-bottom="0cm" loext:contextual-spacing="false"/>
    </style:style>
    <style:style style:name="P20" style:family="paragraph" style:parent-style-name="Text_20_body" style:list-style-name="L7">
      <style:paragraph-properties fo:margin-top="0cm" fo:margin-bottom="0cm" loext:contextual-spacing="false"/>
    </style:style>
    <style:style style:name="P21" style:family="paragraph" style:parent-style-name="Text_20_body" style:list-style-name="L8">
      <style:paragraph-properties fo:margin-top="0cm" fo:margin-bottom="0cm" loext:contextual-spacing="false"/>
    </style:style>
    <style:style style:name="P22" style:family="paragraph" style:parent-style-name="Text_20_body" style:list-style-name="L9">
      <style:paragraph-properties fo:margin-top="0cm" fo:margin-bottom="0cm" loext:contextual-spacing="false"/>
    </style:style>
    <style:style style:name="P23" style:family="paragraph" style:parent-style-name="Text_20_body" style:list-style-name="L10">
      <style:paragraph-properties fo:margin-top="0cm" fo:margin-bottom="0cm" loext:contextual-spacing="false"/>
    </style:style>
    <style:style style:name="T1" style:family="text">
      <style:text-properties fo:font-weight="normal" style:font-weight-asian="normal" style:font-weight-complex="normal"/>
    </style:style>
    <style:style style:name="T2" style:family="text">
      <style:text-properties fo:font-size="14pt" style:font-size-asian="14pt" style:font-size-complex="14pt"/>
    </style:style>
    <style:style style:name="T3" style:family="text">
      <style:text-properties fo:font-size="14pt" officeooo:rsid="000c73b2" style:font-size-asian="14pt" style:font-size-complex="14pt"/>
    </style:style>
    <style:style style:name="T4" style:family="text">
      <style:text-properties fo:font-size="14pt" officeooo:rsid="000e5259" style:font-size-asian="14pt" style:font-size-complex="14pt"/>
    </style:style>
    <style:style style:name="T5" style:family="text">
      <style:text-properties fo:font-size="14pt" officeooo:rsid="00120ee2" style:font-size-asian="14pt" style:font-size-complex="14pt"/>
    </style:style>
    <style:style style:name="T6" style:family="text">
      <style:text-properties fo:font-size="14pt" fo:font-weight="normal" officeooo:rsid="00120ee2" style:font-size-asian="14pt" style:font-weight-asian="normal" style:font-size-complex="14pt" style:font-weight-complex="normal"/>
    </style:style>
    <style:style style:name="T7" style:family="text">
      <style:text-properties officeooo:rsid="000c73b2"/>
    </style:style>
    <style:style style:name="T8" style:family="text">
      <style:text-properties officeooo:rsid="00120ee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equiremnts analysis</text:p>
      <text:p text:style-name="P4"/>
      <text:p text:style-name="P4">End Users:</text:p>
      <text:list xml:id="list4085507394" text:style-name="L1">
        <text:list-item>
          <text:p text:style-name="P5"><text:span text:style-name="T1">Customer</text:span></text:p>
        </text:list-item>
        <text:list-item>
          <text:p text:style-name="P5"><text:span text:style-name="T1">Receptionist</text:span></text:p>
        </text:list-item>
        <text:list-item>
          <text:p text:style-name="P5"><text:span text:style-name="T1">Manager</text:span></text:p>
        </text:list-item>
        <text:list-item>
          <text:p text:style-name="P5"><text:span text:style-name="T1">Food Manager</text:span></text:p>
        </text:list-item>
      </text:list>
      <text:p text:style-name="P4"><text:span text:style-name="T1"/></text:p>
      <text:p text:style-name="P4">Customer</text:p>
      <text:p text:style-name="P4"/>
      <text:p text:style-name="P4"/>
      <text:p text:style-name="P7"><text:span text:style-name="Strong_20_Emphasis">Hotel View Page:</text:span></text:p>
      <text:h text:style-name="P1" text:outline-level="3">Home Page Description</text:h>
      <text:p text:style-name="P10">The Home Page provides an overview of the hotel, featuring a detailed description of amenities, services, and facilities, along with high-quality images and customer reviews. It includes sections on room types and rates, contact information, and an interactive map. The page also features a Login button, allowing users to securely log in to their accounts.</text:p>
      <text:p text:style-name="P10">The page also features a Login button, allowing users to securely log in to their accounts. The login process includes options for various roles such as customer, manager, receptionist, and food manager, with additional choices for room booking or post-check-in activities <text:span text:style-name="T7">for customers.</text:span></text:p>
      <text:p text:style-name="P13"><text:span text:style-name="Strong_20_Emphasis"><text:span text:style-name="T2">Booking Functionality:</text:span></text:span><text:span text:style-name="T2"> When selecting the booking option, users can view available rooms, book rooms, and find which rooms are not allocated.</text:span></text:p>
      <text:p text:style-name="P13"><text:span text:style-name="Strong_20_Emphasis"><text:span text:style-name="T3">Check In </text:span></text:span><text:span text:style-name="Strong_20_Emphasis"><text:span text:style-name="T2">Functionality:</text:span></text:span><text:span text:style-name="T2"> Upon checking in, users receive a unique ID that allows them to order food and access additional services provided by the hotel during their stay.</text:span></text:p>
      <text:p text:style-name="P10">When a user comes offline and needs assistance, they can interact directly with the receptionist for various hotel functionalities. The receptionist can provide the following services:</text:p>
      <text:p text:style-name="P14"><text:span text:style-name="Strong_20_Emphasis"><text:span text:style-name="T2">Room Booking:</text:span></text:span><text:span text:style-name="T2"> The receptionist can assist in booking rooms, checking room availability, and finding the best options based on the user's preferences and requiremen</text:span><text:span text:style-name="T4">ts.</text:span></text:p>
      <text:p text:style-name="P14"><text:span text:style-name="Strong_20_Emphasis"><text:span text:style-name="T2">Check-In and Check-Out:</text:span></text:span><text:span text:style-name="T2"> The receptionist facilitates the check-in process, providing necessary information and a unique ID for the guest. They also handle check-out procedures, ensuring a smooth departure experience.</text:span></text:p>
      <text:p text:style-name="P6"/>
      <text:p text:style-name="P11"><text:soft-page-break/>Receptionist:</text:p>
      <text:h text:style-name="P2" text:outline-level="3">Receptionist Functionalities</text:h>
      <text:p text:style-name="P10">The receptionist plays a crucial role in ensuring the smooth operation of the hotel and providing excellent customer service. Here are the detailed functionalities of the receptionist:</text:p>
      <text:list xml:id="list2022149463" text:style-name="L7">
        <text:list-item>
          <text:p text:style-name="P15"><text:span text:style-name="Strong_20_Emphasis"><text:span text:style-name="T2">Guest Check-In and Check-Out:</text:span></text:span></text:p>
          <text:list>
            <text:list-item>
              <text:p text:style-name="P20"><text:span text:style-name="Strong_20_Emphasis"><text:span text:style-name="T2">Check-In:</text:span></text:span><text:span text:style-name="T2"> Assist guests with the check-in process by verifying reservations, assigning rooms, and providing key cards. Ensure that all necessary information is recorded, and the guest receives a unique ID for their stay.</text:span></text:p>
            </text:list-item>
            <text:list-item>
              <text:p text:style-name="P20"><text:span text:style-name="Strong_20_Emphasis"><text:span text:style-name="T2">Check-Out:</text:span></text:span><text:span text:style-name="T2"> Manage the check-out process, including settling bills, collecting key cards, and updating the room status in the system.</text:span></text:p>
            </text:list-item>
          </text:list>
        </text:list-item>
        <text:list-item>
          <text:p text:style-name="P15"><text:span text:style-name="Strong_20_Emphasis"><text:span text:style-name="T2">Room Booking and Management:</text:span></text:span></text:p>
          <text:list>
            <text:list-item>
              <text:p text:style-name="P20"><text:span text:style-name="Strong_20_Emphasis"><text:span text:style-name="T2">Booking Assistance:</text:span></text:span><text:span text:style-name="T2"> Help guests with room reservations, checking availability, and making bookings through the hotel management system. Ensure that all guest preferences and requirements are met.</text:span></text:p>
            </text:list-item>
            <text:list-item>
              <text:p text:style-name="P20"><text:span text:style-name="Strong_20_Emphasis"><text:span text:style-name="T2">Room Allocation:</text:span></text:span><text:span text:style-name="T2"> Manage room assignments and update the system to reflect current occupancy status. Coordinate with housekeeping to ensure rooms are ready for new guests.</text:span></text:p>
            </text:list-item>
          </text:list>
        </text:list-item>
      </text:list>
      <text:p text:style-name="P19"><text:span text:style-name="Strong_20_Emphasis"><text:span text:style-name="T5"><text:s text:c="5"/></text:span></text:span><text:span text:style-name="Strong_20_Emphasis"><text:span text:style-name="T6">3. </text:span></text:span><text:span text:style-name="Strong_20_Emphasis"><text:span text:style-name="T2">Billing:</text:span></text:span></text:p>
      <text:list xml:id="list3763949306" text:style-name="L10">
        <text:list-item>
          <text:p text:style-name="P23"><text:span text:style-name="Strong_20_Emphasis"><text:span text:style-name="T2">Bill Preparation:</text:span></text:span><text:span text:style-name="T2"> Prepare and provide detailed billing statements for guests, including room charges, food orders, and any additional services utilized during their stay.</text:span></text:p>
        </text:list-item>
        <text:list-item>
          <text:p text:style-name="P23"><text:span text:style-name="Strong_20_Emphasis"><text:span text:style-name="T2">Payment Processing:</text:span></text:span><text:span text:style-name="T2"> Process payments at check-out, including cash, credit/debit cards, and other payment methods. Ensure that all transactions are accurately recorded.</text:span></text:p>
        </text:list-item>
        <text:list-item>
          <text:p text:style-name="P18"><text:span text:style-name="Strong_20_Emphasis"><text:span text:style-name="T2">Invoice Management:</text:span></text:span><text:span text:style-name="T2"> Handle any billing inquiries or disputes, ensuring that guests understand their charges and resolving any issues promptly.</text:span></text:p>
        </text:list-item>
      </text:list>
      <text:p text:style-name="P10">The re<text:span text:style-name="T8">c</text:span>eptionist ensures that guests have a pleasant and seamless experience during their stay, handling a wide range of tasks and providing essential support to both guests and hotel operations.</text:p>
      <text:p text:style-name="P10"/>
      <text:p text:style-name="P12"/>
      <text:p text:style-name="P12"/>
      <text:p text:style-name="P12"/>
      <text:p text:style-name="P12"><text:soft-page-break/></text:p>
      <text:p text:style-name="P12"/>
      <text:p text:style-name="P12"/>
      <text:p text:style-name="P12"/>
      <text:p text:style-name="P12"/>
      <text:p text:style-name="P12"/>
      <text:p text:style-name="P12"/>
      <text:p text:style-name="P12">Food Manager:</text:p>
      <text:h text:style-name="P3" text:outline-level="3">Food Manager Functionalities</text:h>
      <text:p text:style-name="P10">The food manager is responsible for overseeing the hotel's food and beverage operations, ensuring that guests receive high-quality meals and exceptional service. Here are the detailed functionalities of the food manager:</text:p>
      <text:list xml:id="list3100757447" text:style-name="L8">
        <text:list-item>
          <text:p text:style-name="P16"><text:span text:style-name="Strong_20_Emphasis"><text:span text:style-name="T2">Managing Food Orders:</text:span></text:span></text:p>
          <text:list>
            <text:list-item>
              <text:p text:style-name="P21"><text:span text:style-name="Strong_20_Emphasis"><text:span text:style-name="T2">Order Monitoring:</text:span></text:span><text:span text:style-name="T2"> Review and track all food orders placed by guests through the hotel management system. Ensure that each order is prepared and delivered promptly and accurately.</text:span></text:p>
            </text:list-item>
            <text:list-item>
              <text:p text:style-name="P21"><text:span text:style-name="Strong_20_Emphasis"><text:span text:style-name="T2">Order Coordination:</text:span></text:span><text:span text:style-name="T2"> Coordinate with the kitchen staff to prioritize and manage the preparation of food orders. Address any issues or special requests related to food orders.</text:span></text:p>
            </text:list-item>
          </text:list>
        </text:list-item>
        <text:list-item>
          <text:p text:style-name="P16"><text:span text:style-name="Strong_20_Emphasis"><text:span text:style-name="T2">Menu Planning and Management:</text:span></text:span></text:p>
          <text:list>
            <text:list-item>
              <text:p text:style-name="P21"><text:span text:style-name="Strong_20_Emphasis"><text:span text:style-name="T2">Daily Menu Planning:</text:span></text:span><text:span text:style-name="T2"> Decide and create the daily menu, taking into account seasonal ingredients, guest preferences, and dietary requirements. Ensure that the menu is diverse and appealing to guests.</text:span></text:p>
            </text:list-item>
            <text:list-item>
              <text:p text:style-name="P21"><text:span text:style-name="Strong_20_Emphasis"><text:span text:style-name="T2">Menu Updates:</text:span></text:span><text:span text:style-name="T2"> Regularly update the food menu on the hotel's website and management system. Ensure that the latest menu is available to guests both online and offline.</text:span></text:p>
            </text:list-item>
            <text:list-item>
              <text:p text:style-name="P21"><text:span text:style-name="Strong_20_Emphasis"><text:span text:style-name="T2">Special Menus:</text:span></text:span><text:span text:style-name="T2"> Plan and create special menus for events, holidays, or themed nights. Coordinate with other departments to promote these special menus.</text:span></text:p>
            </text:list-item>
          </text:list>
        </text:list-item>
      </text:list>
      <text:p text:style-name="P10">The food manager plays a crucial role in enhancing the dining experience for guests, managing the kitchen operations, and maintaining high standards of food quality and service.</text:p>
      <text:p text:style-name="P12"/>
      <text:p text:style-name="P12"/>
      <text:p text:style-name="P12"><text:soft-page-break/></text:p>
      <text:p text:style-name="P12"/>
      <text:p text:style-name="P12"/>
      <text:p text:style-name="P12"/>
      <text:p text:style-name="P12"/>
      <text:p text:style-name="P12"/>
      <text:p text:style-name="P12"/>
      <text:p text:style-name="P12">Manager:</text:p>
      <text:p text:style-name="P9">The hotel manager is responsible for overseeing the overall operations of the hotel, ensuring that all departments work efficiently and provide excellent service to guests. Here are the detailed functionalities of the manager:</text:p>
      <text:list xml:id="list986657033" text:style-name="L9">
        <text:list-item>
          <text:p text:style-name="P17"><text:span text:style-name="Strong_20_Emphasis"><text:span text:style-name="T2">Overall Hotel Management:</text:span></text:span></text:p>
          <text:list>
            <text:list-item>
              <text:p text:style-name="P22"><text:span text:style-name="Strong_20_Emphasis"><text:span text:style-name="T2">Operational Oversight:</text:span></text:span><text:span text:style-name="T2"> Supervise daily operations across all departments, including front desk, housekeeping, food and beverage, maintenance, and security.</text:span></text:p>
            </text:list-item>
            <text:list-item>
              <text:p text:style-name="P22"><text:span text:style-name="Strong_20_Emphasis"><text:span text:style-name="T2">Staff Coordination:</text:span></text:span><text:span text:style-name="T2"> Coordinate with department heads to ensure smooth communication and cooperation. Address any inter-departmental issues and facilitate team meetings.</text:span></text:p>
            </text:list-item>
          </text:list>
        </text:list-item>
        <text:list-item>
          <text:p text:style-name="P17"><text:span text:style-name="Strong_20_Emphasis"><text:span text:style-name="T2">Guest Relations:</text:span></text:span></text:p>
          <text:list>
            <text:list-item>
              <text:p text:style-name="P22"><text:span text:style-name="Strong_20_Emphasis"><text:span text:style-name="T2">Customer Satisfaction:</text:span></text:span><text:span text:style-name="T2"> Ensure that all guests have a positive experience during their stay. Address guest complaints and feedback promptly and effectively to maintain high satisfaction levels.</text:span></text:p>
            </text:list-item>
            <text:list-item>
              <text:p text:style-name="P22"><text:span text:style-name="Strong_20_Emphasis"><text:span text:style-name="T2">VIP Services:</text:span></text:span><text:span text:style-name="T2"> Provide special attention and services to VIP guests, ensuring their needs and preferences are met.</text:span></text:p>
            </text:list-item>
          </text:list>
        </text:list-item>
        <text:list-item>
          <text:p text:style-name="P17"><text:span text:style-name="Strong_20_Emphasis"><text:span text:style-name="T2">Financial Management:</text:span></text:span></text:p>
          <text:list>
            <text:list-item>
              <text:p text:style-name="P22"><text:span text:style-name="Strong_20_Emphasis"><text:span text:style-name="T2">Budgeting:</text:span></text:span><text:span text:style-name="T2"> Develop and manage the hotel's budget, ensuring efficient use of resources and cost control. Monitor financial performance and make adjustments as needed.</text:span></text:p>
            </text:list-item>
            <text:list-item>
              <text:p text:style-name="P17"><text:span text:style-name="Strong_20_Emphasis"><text:span text:style-name="T2">Revenue Management:</text:span></text:span><text:span text:style-name="T2"> Implement strategies to maximize hotel revenue, including setting room rates, managing occupancy levels, and promoting special offers.</text:span></text:p>
            </text:list-item>
          </text:list>
        </text:list-item>
      </text:list>
      <text:p text:style-name="P8">The manager plays a pivotal role in the success of the hotel, overseeing all aspects of operations, ensuring guest satisfaction, and driving financial performance. Their <text:soft-page-break/>leadership and strategic vision are essential for maintaining high standards and achieving the hotel's goal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7-23T10:05:14.988140736</meta:creation-date>
    <dc:date>2024-07-23T12:29:24.315363481</dc:date>
    <meta:editing-duration>PT3M59S</meta:editing-duration>
    <meta:editing-cycles>1</meta:editing-cycles>
    <meta:document-statistic meta:table-count="0" meta:image-count="0" meta:object-count="0" meta:page-count="5" meta:paragraph-count="53" meta:word-count="912" meta:character-count="6235" meta:non-whitespace-character-count="5400"/>
    <meta:generator>LibreOffice/6.4.7.2$Linux_X86_64 LibreOffice_project/40$Build-2</meta:generator>
  </office:meta>
</office:document-meta>
</file>